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DC8469E1.png" manifest:media-type="image/png"/>
  <manifest:file-entry manifest:full-path="Pictures/100002010000032C000002645DDEF9F6.png" manifest:media-type="image/png"/>
  <manifest:file-entry manifest:full-path="Pictures/100002010000032C000002640D811E9C.png" manifest:media-type="image/png"/>
  <manifest:file-entry manifest:full-path="Pictures/100002010000051E00000269C4E96442.png" manifest:media-type="image/png"/>
  <manifest:file-entry manifest:full-path="Pictures/100002010000032C0000026448F5BD60.png" manifest:media-type="image/png"/>
  <manifest:file-entry manifest:full-path="Pictures/100002010000032C0000026469947B47.png" manifest:media-type="image/png"/>
  <manifest:file-entry manifest:full-path="Pictures/100002010000032C00000264B097C2BC.png" manifest:media-type="image/png"/>
  <manifest:file-entry manifest:full-path="Pictures/100002010000032C000002645BC3858D.png" manifest:media-type="image/png"/>
  <manifest:file-entry manifest:full-path="Pictures/100002010000032C0000026424922607.png" manifest:media-type="image/png"/>
  <manifest:file-entry manifest:full-path="Pictures/100002010000032C00000264EBE09E29.png" manifest:media-type="image/png"/>
  <manifest:file-entry manifest:full-path="Pictures/100002010000032C000002647ACAC434.png" manifest:media-type="image/png"/>
  <manifest:file-entry manifest:full-path="Pictures/100002010000032C00000264B54A1E78.png" manifest:media-type="image/png"/>
  <manifest:file-entry manifest:full-path="Pictures/1000020100000580000003CC1FCD75B1.png" manifest:media-type="image/png"/>
  <manifest:file-entry manifest:full-path="Pictures/100002010000032C00000264BFE953B6.png" manifest:media-type="image/png"/>
  <manifest:file-entry manifest:full-path="Pictures/100002010000042500000320AF28D4FC.png" manifest:media-type="image/png"/>
  <manifest:file-entry manifest:full-path="Pictures/100002010000032C000002641EA48116.png" manifest:media-type="image/png"/>
  <manifest:file-entry manifest:full-path="Pictures/1000020100000454000003073A461FC1.png" manifest:media-type="image/png"/>
  <manifest:file-entry manifest:full-path="Pictures/100002010000032C0000026472DA526A.png" manifest:media-type="image/png"/>
  <manifest:file-entry manifest:full-path="Pictures/100002010000067900000272AD68F147.png" manifest:media-type="image/png"/>
  <manifest:file-entry manifest:full-path="Pictures/100002010000032C0000026484DD089C.png" manifest:media-type="image/png"/>
  <manifest:file-entry manifest:full-path="Pictures/100002010000032C000002645934D9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21daa8" officeooo:paragraph-rsid="0021daa8"/>
    </style:style>
    <style:style style:name="P2" style:family="paragraph" style:parent-style-name="Text_20_body">
      <style:text-properties officeooo:paragraph-rsid="002516d7"/>
    </style:style>
    <style:style style:name="P3" style:family="paragraph" style:parent-style-name="Text_20_body">
      <style:text-properties officeooo:paragraph-rsid="002a7313"/>
    </style:style>
    <style:style style:name="P4" style:family="paragraph" style:parent-style-name="Text_20_body">
      <style:text-properties officeooo:rsid="002d47ba" officeooo:paragraph-rsid="004ab383"/>
    </style:style>
    <style:style style:name="P5" style:family="paragraph" style:parent-style-name="Text_20_body">
      <style:text-properties officeooo:rsid="002a7313" officeooo:paragraph-rsid="002a7313"/>
    </style:style>
    <style:style style:name="P6" style:family="paragraph" style:parent-style-name="Text_20_body">
      <style:text-properties officeooo:rsid="0022d963" officeooo:paragraph-rsid="0021daa8"/>
    </style:style>
    <style:style style:name="P7" style:family="paragraph" style:parent-style-name="Text_20_body">
      <style:text-properties officeooo:rsid="00401312" officeooo:paragraph-rsid="00401312"/>
    </style:style>
    <style:style style:name="P8" style:family="paragraph" style:parent-style-name="Text_20_body">
      <style:text-properties fo:font-style="italic" officeooo:paragraph-rsid="004ab383" style:font-style-asian="italic" style:font-style-complex="italic"/>
    </style:style>
    <style:style style:name="P9" style:family="paragraph" style:parent-style-name="Text_20_body">
      <style:text-properties officeooo:paragraph-rsid="004ab383"/>
    </style:style>
    <style:style style:name="P10" style:family="paragraph" style:parent-style-name="Text_20_body">
      <style:text-properties officeooo:rsid="00691b60" officeooo:paragraph-rsid="00691b60"/>
    </style:style>
    <style:style style:name="P11" style:family="paragraph" style:parent-style-name="Text_20_body">
      <style:text-properties officeooo:rsid="005fb57a" officeooo:paragraph-rsid="005fb57a"/>
    </style:style>
    <style:style style:name="P12" style:family="paragraph" style:parent-style-name="Text_20_body">
      <style:text-properties officeooo:rsid="00760509" officeooo:paragraph-rsid="00760509"/>
    </style:style>
    <style:style style:name="P13" style:family="paragraph" style:parent-style-name="Text_20_body">
      <style:text-properties officeooo:paragraph-rsid="007a7488"/>
    </style:style>
    <style:style style:name="P14" style:family="paragraph" style:parent-style-name="Text_20_body">
      <style:text-properties fo:font-style="normal" officeooo:rsid="006f0978" officeooo:paragraph-rsid="006e9d36" style:font-style-asian="normal" style:font-style-complex="normal"/>
    </style:style>
    <style:style style:name="P15" style:family="paragraph" style:parent-style-name="Text_20_body">
      <style:text-properties fo:font-weight="normal" officeooo:rsid="00885bc6" officeooo:paragraph-rsid="00885bc6" style:font-weight-asian="normal" style:font-weight-complex="normal"/>
    </style:style>
    <style:style style:name="P16" style:family="paragraph" style:parent-style-name="Text_20_body">
      <style:text-properties fo:font-weight="normal" officeooo:rsid="00a4d9e6" officeooo:paragraph-rsid="00a4d9e6" style:font-weight-asian="normal" style:font-weight-complex="normal"/>
    </style:style>
    <style:style style:name="P17" style:family="paragraph" style:parent-style-name="Text_20_body">
      <style:text-properties fo:font-weight="normal" officeooo:rsid="00a6ab4c" officeooo:paragraph-rsid="00a6ab4c" style:font-weight-asian="normal" style:font-weight-complex="normal"/>
    </style:style>
    <style:style style:name="P18" style:family="paragraph" style:parent-style-name="Text_20_body">
      <style:text-properties officeooo:paragraph-rsid="0091ac9e"/>
    </style:style>
    <style:style style:name="P19" style:family="paragraph" style:parent-style-name="Text_20_body">
      <style:text-properties officeooo:paragraph-rsid="0096ebcb"/>
    </style:style>
    <style:style style:name="P20" style:family="paragraph" style:parent-style-name="Text_20_body">
      <style:text-properties officeooo:rsid="009a7360" officeooo:paragraph-rsid="009a7360"/>
    </style:style>
    <style:style style:name="P21" style:family="paragraph" style:parent-style-name="Text_20_body">
      <style:text-properties officeooo:paragraph-rsid="00a6ab4c"/>
    </style:style>
    <style:style style:name="P22" style:family="paragraph" style:parent-style-name="Text_20_body">
      <style:text-properties officeooo:rsid="00a9bdec" officeooo:paragraph-rsid="00ab23ac"/>
    </style:style>
    <style:style style:name="P23" style:family="paragraph" style:parent-style-name="Text_20_body">
      <style:text-properties officeooo:rsid="00a9bdec" officeooo:paragraph-rsid="00b14033"/>
    </style:style>
    <style:style style:name="P24" style:family="paragraph" style:parent-style-name="Text_20_body">
      <style:text-properties officeooo:rsid="00b80c49" officeooo:paragraph-rsid="00b80c49"/>
    </style:style>
    <style:style style:name="P25" style:family="paragraph" style:parent-style-name="Text_20_body">
      <style:text-properties officeooo:paragraph-rsid="00bb5f7f"/>
    </style:style>
    <style:style style:name="P26" style:family="paragraph" style:parent-style-name="Text_20_body">
      <style:text-properties officeooo:paragraph-rsid="00c4b6ce"/>
    </style:style>
    <style:style style:name="P27" style:family="paragraph" style:parent-style-name="Text_20_body">
      <style:text-properties officeooo:rsid="00cb103a" officeooo:paragraph-rsid="00cb103a"/>
    </style:style>
    <style:style style:name="P28" style:family="paragraph" style:parent-style-name="Text_20_body">
      <style:text-properties officeooo:rsid="00cb11fc" officeooo:paragraph-rsid="00cb11fc"/>
    </style:style>
    <style:style style:name="P29" style:family="paragraph" style:parent-style-name="Text_20_body">
      <style:text-properties officeooo:rsid="00b413dd" officeooo:paragraph-rsid="00b413dd"/>
    </style:style>
    <style:style style:name="P30" style:family="paragraph" style:parent-style-name="Text_20_body">
      <style:text-properties officeooo:rsid="00c69727" officeooo:paragraph-rsid="00c69727"/>
    </style:style>
    <style:style style:name="P31" style:family="paragraph" style:parent-style-name="Text_20_body">
      <style:text-properties officeooo:rsid="00ceed4b" officeooo:paragraph-rsid="00ceed4b"/>
    </style:style>
    <style:style style:name="P32" style:family="paragraph" style:parent-style-name="Text_20_body">
      <style:text-properties officeooo:rsid="00d44891" officeooo:paragraph-rsid="00d44891"/>
    </style:style>
    <style:style style:name="P33" style:family="paragraph" style:parent-style-name="Text_20_body">
      <style:text-properties officeooo:rsid="00db5532" officeooo:paragraph-rsid="00dbff0e"/>
    </style:style>
    <style:style style:name="P34" style:family="paragraph" style:parent-style-name="Standard">
      <style:text-properties officeooo:rsid="0042e922" officeooo:paragraph-rsid="0042e922"/>
    </style:style>
    <style:style style:name="P35" style:family="paragraph" style:parent-style-name="Standard">
      <style:text-properties officeooo:paragraph-rsid="00269203"/>
    </style:style>
    <style:style style:name="P36" style:family="paragraph" style:parent-style-name="Figure">
      <style:text-properties officeooo:paragraph-rsid="00cb103a"/>
    </style:style>
    <style:style style:name="P37" style:family="paragraph" style:parent-style-name="Figure">
      <style:text-properties officeooo:paragraph-rsid="00d11a27"/>
    </style:style>
    <style:style style:name="P38" style:family="paragraph" style:parent-style-name="Text_20_body" style:list-style-name="L1">
      <style:text-properties officeooo:paragraph-rsid="006e1d3e"/>
    </style:style>
    <style:style style:name="P39" style:family="paragraph" style:parent-style-name="Text_20_body" style:list-style-name="L1">
      <style:text-properties officeooo:rsid="0055702e" officeooo:paragraph-rsid="0055702e"/>
    </style:style>
    <style:style style:name="P40" style:family="paragraph" style:parent-style-name="Text_20_body" style:list-style-name="L1">
      <style:text-properties officeooo:rsid="0054a60a" officeooo:paragraph-rsid="0054a60a"/>
    </style:style>
    <style:style style:name="P41" style:family="paragraph" style:parent-style-name="Text_20_body" style:list-style-name="L1">
      <style:text-properties fo:font-style="normal" officeooo:rsid="009d5021" officeooo:paragraph-rsid="009d5021" style:font-style-asian="normal" style:font-style-complex="normal"/>
    </style:style>
    <style:style style:name="P42" style:family="paragraph" style:parent-style-name="Text_20_body" style:list-style-name="L1">
      <style:text-properties officeooo:rsid="005af943" officeooo:paragraph-rsid="005af943"/>
    </style:style>
    <style:style style:name="P43" style:family="paragraph" style:parent-style-name="Text_20_body" style:list-style-name="L1">
      <style:text-properties officeooo:rsid="009d5021" officeooo:paragraph-rsid="009d5021"/>
    </style:style>
    <style:style style:name="P44" style:family="paragraph" style:parent-style-name="Text_20_body" style:list-style-name="L1">
      <style:text-properties officeooo:rsid="009fd53a" officeooo:paragraph-rsid="009fd53a"/>
    </style:style>
    <style:style style:name="P45" style:family="paragraph" style:parent-style-name="Text_20_body" style:list-style-name="L1">
      <style:text-properties officeooo:rsid="00e2a30b" officeooo:paragraph-rsid="00e2a30b"/>
    </style:style>
    <style:style style:name="P46" style:family="paragraph" style:parent-style-name="Text_20_body" style:list-style-name="L1">
      <style:text-properties officeooo:rsid="00b9493f" officeooo:paragraph-rsid="00b9493f"/>
    </style:style>
    <style:style style:name="P47" style:family="paragraph" style:parent-style-name="Text_20_body" style:list-style-name="L1">
      <style:text-properties officeooo:rsid="005df5a9" officeooo:paragraph-rsid="005df5a9"/>
    </style:style>
    <style:style style:name="P48" style:family="paragraph" style:parent-style-name="Text_20_body" style:list-style-name="L1">
      <style:text-properties officeooo:rsid="00a306ad" officeooo:paragraph-rsid="00a306ad"/>
    </style:style>
    <style:style style:name="P49" style:family="paragraph" style:parent-style-name="Text_20_body" style:list-style-name="L1">
      <style:text-properties officeooo:rsid="00a328be" officeooo:paragraph-rsid="00a328be"/>
    </style:style>
    <style:style style:name="P50" style:family="paragraph" style:parent-style-name="Text_20_body">
      <style:text-properties officeooo:rsid="00df1abc" officeooo:paragraph-rsid="00e851e9"/>
    </style:style>
    <style:style style:name="P51" style:family="paragraph" style:parent-style-name="Text_20_body">
      <style:text-properties officeooo:rsid="00d5d0d6" officeooo:paragraph-rsid="00d5d0d6"/>
    </style:style>
    <style:style style:name="P52" style:family="paragraph" style:parent-style-name="Text_20_body">
      <style:text-properties officeooo:rsid="00ec1b4f" officeooo:paragraph-rsid="00ec1b4f"/>
    </style:style>
    <style:style style:name="P53" style:family="paragraph" style:parent-style-name="Text_20_body" style:list-style-name="L1">
      <style:text-properties officeooo:rsid="00ee689e" officeooo:paragraph-rsid="00ee689e"/>
    </style:style>
    <style:style style:name="P54" style:family="paragraph" style:parent-style-name="Heading_20_1">
      <style:text-properties officeooo:rsid="001fcfb5" officeooo:paragraph-rsid="001fcfb5"/>
    </style:style>
    <style:style style:name="P55" style:family="paragraph" style:parent-style-name="Heading_20_1">
      <style:text-properties officeooo:rsid="00676997" officeooo:paragraph-rsid="00676997"/>
    </style:style>
    <style:style style:name="P56" style:family="paragraph" style:parent-style-name="Heading_20_1">
      <style:text-properties officeooo:rsid="009a7360" officeooo:paragraph-rsid="009a7360"/>
    </style:style>
    <style:style style:name="P57" style:family="paragraph" style:parent-style-name="Heading_20_1">
      <style:text-properties officeooo:rsid="00b413dd" officeooo:paragraph-rsid="00b413dd"/>
    </style:style>
    <style:style style:name="P58" style:family="paragraph" style:parent-style-name="Heading_20_1">
      <style:text-properties officeooo:rsid="00bb5f7f" officeooo:paragraph-rsid="00bb5f7f"/>
    </style:style>
    <style:style style:name="P59" style:family="paragraph" style:parent-style-name="Heading_20_1">
      <style:text-properties officeooo:rsid="00cb103a" officeooo:paragraph-rsid="00cb103a"/>
    </style:style>
    <style:style style:name="P60" style:family="paragraph" style:parent-style-name="Heading_20_1">
      <style:text-properties officeooo:rsid="0054a60a" officeooo:paragraph-rsid="00cb103a"/>
    </style:style>
    <style:style style:name="P61" style:family="paragraph" style:parent-style-name="Heading_20_1">
      <style:text-properties officeooo:rsid="00d44891" officeooo:paragraph-rsid="00d44891"/>
    </style:style>
    <style:style style:name="P62" style:family="paragraph" style:parent-style-name="Heading_20_1">
      <style:text-properties officeooo:rsid="00ec1b4f" officeooo:paragraph-rsid="00ec1b4f"/>
    </style:style>
    <style:style style:name="P63" style:family="paragraph" style:parent-style-name="Heading_20_2">
      <style:text-properties officeooo:rsid="002d47ba" officeooo:paragraph-rsid="004ab383"/>
    </style:style>
    <style:style style:name="P64" style:family="paragraph" style:parent-style-name="Heading_20_2">
      <style:text-properties officeooo:rsid="002a7313" officeooo:paragraph-rsid="002a7313"/>
    </style:style>
    <style:style style:name="P65" style:family="paragraph" style:parent-style-name="Heading_20_2">
      <style:text-properties officeooo:rsid="001fcfb5" officeooo:paragraph-rsid="001fcfb5"/>
    </style:style>
    <style:style style:name="P66" style:family="paragraph" style:parent-style-name="Heading_20_2">
      <style:text-properties officeooo:rsid="00401312" officeooo:paragraph-rsid="00401312"/>
    </style:style>
    <style:style style:name="P67" style:family="paragraph" style:parent-style-name="Heading_20_2">
      <style:text-properties officeooo:rsid="00676997" officeooo:paragraph-rsid="00676997"/>
    </style:style>
    <style:style style:name="P68" style:family="paragraph" style:parent-style-name="Heading_20_2">
      <style:text-properties officeooo:rsid="006e9d36" officeooo:paragraph-rsid="006e9d36"/>
    </style:style>
    <style:style style:name="P69" style:family="paragraph" style:parent-style-name="Heading_20_2">
      <style:text-properties officeooo:rsid="00885bc6" officeooo:paragraph-rsid="00885bc6"/>
    </style:style>
    <style:style style:name="P70" style:family="paragraph" style:parent-style-name="Heading_20_2">
      <style:text-properties officeooo:rsid="009a7360" officeooo:paragraph-rsid="009a7360"/>
    </style:style>
    <style:style style:name="P71" style:family="paragraph" style:parent-style-name="Heading_20_2">
      <style:text-properties officeooo:rsid="00a4d9e6" officeooo:paragraph-rsid="00a4d9e6"/>
    </style:style>
    <style:style style:name="P72" style:family="paragraph" style:parent-style-name="Heading_20_2">
      <style:text-properties officeooo:rsid="00a9bdec" officeooo:paragraph-rsid="00a9bdec"/>
    </style:style>
    <style:style style:name="P73" style:family="paragraph" style:parent-style-name="Heading_20_2">
      <style:text-properties officeooo:rsid="00b413dd" officeooo:paragraph-rsid="00b413dd"/>
    </style:style>
    <style:style style:name="P74" style:family="paragraph" style:parent-style-name="Heading_20_2">
      <style:text-properties officeooo:rsid="00b80c49" officeooo:paragraph-rsid="00b80c49"/>
    </style:style>
    <style:style style:name="P75" style:family="paragraph" style:parent-style-name="Heading_20_2">
      <style:text-properties officeooo:rsid="00bb5f7f" officeooo:paragraph-rsid="00bb5f7f"/>
    </style:style>
    <style:style style:name="P76" style:family="paragraph" style:parent-style-name="Heading_20_2">
      <style:text-properties officeooo:rsid="00cb103a" officeooo:paragraph-rsid="00cb103a"/>
    </style:style>
    <style:style style:name="P77" style:family="paragraph" style:parent-style-name="Heading_20_2">
      <style:text-properties officeooo:rsid="00cb11fc" officeooo:paragraph-rsid="00cb11fc"/>
    </style:style>
    <style:style style:name="P78" style:family="paragraph" style:parent-style-name="Heading_20_2">
      <style:text-properties officeooo:rsid="00ceed4b" officeooo:paragraph-rsid="00ceed4b"/>
    </style:style>
    <style:style style:name="P79" style:family="paragraph" style:parent-style-name="Heading_20_2">
      <style:text-properties officeooo:rsid="00d44891" officeooo:paragraph-rsid="00d44891"/>
    </style:style>
    <style:style style:name="P80" style:family="paragraph" style:parent-style-name="Heading_20_2">
      <style:text-properties officeooo:rsid="00ec1b4f" officeooo:paragraph-rsid="00ec1b4f"/>
    </style:style>
    <style:style style:name="T1" style:family="text">
      <style:text-properties officeooo:rsid="0021daa8"/>
    </style:style>
    <style:style style:name="T2" style:family="text">
      <style:text-properties officeooo:rsid="0022d963"/>
    </style:style>
    <style:style style:name="T3" style:family="text">
      <style:text-properties officeooo:rsid="00269203"/>
    </style:style>
    <style:style style:name="T4" style:family="text">
      <style:text-properties fo:font-weight="bold" officeooo:rsid="00269203" style:font-weight-asian="bold" style:font-weight-complex="bold"/>
    </style:style>
    <style:style style:name="T5" style:family="text">
      <style:text-properties fo:font-weight="bold" officeooo:rsid="00885bc6" style:font-weight-asian="bold" style:font-weight-complex="bold"/>
    </style:style>
    <style:style style:name="T6" style:family="text">
      <style:text-properties fo:font-weight="normal" officeooo:rsid="00269203" style:font-weight-asian="normal" style:font-weight-complex="normal"/>
    </style:style>
    <style:style style:name="T7" style:family="text">
      <style:text-properties fo:font-weight="normal" officeooo:rsid="00330db5" style:font-weight-asian="normal" style:font-weight-complex="normal"/>
    </style:style>
    <style:style style:name="T8" style:family="text">
      <style:text-properties fo:font-weight="normal" officeooo:rsid="00885bc6" style:font-weight-asian="normal" style:font-weight-complex="normal"/>
    </style:style>
    <style:style style:name="T9" style:family="text">
      <style:text-properties fo:font-weight="normal" officeooo:rsid="008b0e4f" style:font-weight-asian="normal" style:font-weight-complex="normal"/>
    </style:style>
    <style:style style:name="T10" style:family="text">
      <style:text-properties fo:font-weight="normal" officeooo:rsid="008d8c7d" style:font-weight-asian="normal" style:font-weight-complex="normal"/>
    </style:style>
    <style:style style:name="T11" style:family="text">
      <style:text-properties fo:font-weight="normal" officeooo:rsid="00a4d9e6" style:font-weight-asian="normal" style:font-weight-complex="normal"/>
    </style:style>
    <style:style style:name="T12" style:family="text">
      <style:text-properties fo:font-weight="normal" officeooo:rsid="00a6ab4c" style:font-weight-asian="normal" style:font-weight-complex="normal"/>
    </style:style>
    <style:style style:name="T13" style:family="text">
      <style:text-properties officeooo:rsid="00294c0e"/>
    </style:style>
    <style:style style:name="T14" style:family="text">
      <style:text-properties officeooo:rsid="002d47ba"/>
    </style:style>
    <style:style style:name="T15" style:family="text">
      <style:text-properties fo:font-style="italic" style:font-style-asian="italic" style:font-style-complex="italic"/>
    </style:style>
    <style:style style:name="T16" style:family="text">
      <style:text-properties fo:font-style="italic" officeooo:rsid="002d7ced" style:font-style-asian="italic" style:font-style-complex="italic"/>
    </style:style>
    <style:style style:name="T17" style:family="text">
      <style:text-properties fo:font-style="italic" officeooo:rsid="006e1d3e" style:font-style-asian="italic" style:font-style-complex="italic"/>
    </style:style>
    <style:style style:name="T18" style:family="text">
      <style:text-properties fo:font-style="italic" officeooo:rsid="00e8080e" style:font-style-asian="italic" style:font-style-complex="italic"/>
    </style:style>
    <style:style style:name="T19" style:family="text">
      <style:text-properties fo:font-style="italic" fo:font-weight="normal" officeooo:rsid="002d7ced" style:font-style-asian="italic" style:font-weight-asian="normal" style:font-style-complex="italic" style:font-weight-complex="normal"/>
    </style:style>
    <style:style style:name="T20" style:family="text">
      <style:text-properties fo:font-style="italic" fo:font-weight="normal" officeooo:rsid="008d8c7d"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2d7ced" style:font-style-asian="normal" style:font-style-complex="normal"/>
    </style:style>
    <style:style style:name="T23" style:family="text">
      <style:text-properties fo:font-style="normal" officeooo:rsid="0030d97f" style:font-style-asian="normal" style:font-style-complex="normal"/>
    </style:style>
    <style:style style:name="T24" style:family="text">
      <style:text-properties fo:font-style="normal" officeooo:rsid="0031b38f" style:font-style-asian="normal" style:font-style-complex="normal"/>
    </style:style>
    <style:style style:name="T25" style:family="text">
      <style:text-properties fo:font-style="normal" officeooo:rsid="006e1d3e" style:font-style-asian="normal" style:font-style-complex="normal"/>
    </style:style>
    <style:style style:name="T26" style:family="text">
      <style:text-properties fo:font-style="normal" officeooo:rsid="006e9d36" style:font-style-asian="normal" style:font-style-complex="normal"/>
    </style:style>
    <style:style style:name="T27" style:family="text">
      <style:text-properties fo:font-style="normal" officeooo:rsid="006f0978" style:font-style-asian="normal" style:font-style-complex="normal"/>
    </style:style>
    <style:style style:name="T28" style:family="text">
      <style:text-properties fo:font-style="normal" officeooo:rsid="0076514d" style:font-style-asian="normal" style:font-style-complex="normal"/>
    </style:style>
    <style:style style:name="T29" style:family="text">
      <style:text-properties fo:font-style="normal" officeooo:rsid="0077cc0c" style:font-style-asian="normal" style:font-style-complex="normal"/>
    </style:style>
    <style:style style:name="T30" style:family="text">
      <style:text-properties fo:font-style="normal" officeooo:rsid="0078a06a" style:font-style-asian="normal" style:font-style-complex="normal"/>
    </style:style>
    <style:style style:name="T31" style:family="text">
      <style:text-properties fo:font-style="normal" officeooo:rsid="0079b9ef" style:font-style-asian="normal" style:font-style-complex="normal"/>
    </style:style>
    <style:style style:name="T32" style:family="text">
      <style:text-properties fo:font-style="normal" officeooo:rsid="00269203" style:font-style-asian="normal" style:font-style-complex="normal"/>
    </style:style>
    <style:style style:name="T33" style:family="text">
      <style:text-properties fo:font-style="normal" officeooo:rsid="007f786d" style:font-style-asian="normal" style:font-style-complex="normal"/>
    </style:style>
    <style:style style:name="T34" style:family="text">
      <style:text-properties fo:font-style="normal" officeooo:rsid="00809d07" style:font-style-asian="normal" style:font-style-complex="normal"/>
    </style:style>
    <style:style style:name="T35" style:family="text">
      <style:text-properties fo:font-style="normal" officeooo:rsid="00e8080e" style:font-style-asian="normal" style:font-style-complex="normal"/>
    </style:style>
    <style:style style:name="T36" style:family="text">
      <style:text-properties fo:font-style="normal" officeooo:rsid="00e7a812" style:font-style-asian="normal" style:font-style-complex="normal"/>
    </style:style>
    <style:style style:name="T37" style:family="text">
      <style:text-properties fo:font-style="normal" fo:font-weight="normal" officeooo:rsid="002d7ced" style:font-style-asian="normal" style:font-weight-asian="normal" style:font-style-complex="normal" style:font-weight-complex="normal"/>
    </style:style>
    <style:style style:name="T38" style:family="text">
      <style:text-properties fo:font-style="normal" fo:font-weight="normal" officeooo:rsid="00330db5" style:font-style-asian="normal" style:font-weight-asian="normal" style:font-style-complex="normal" style:font-weight-complex="normal"/>
    </style:style>
    <style:style style:name="T39" style:family="text">
      <style:text-properties fo:font-style="normal" fo:font-weight="normal" officeooo:rsid="003456e7" style:font-style-asian="normal" style:font-weight-asian="normal" style:font-style-complex="normal" style:font-weight-complex="normal"/>
    </style:style>
    <style:style style:name="T40" style:family="text">
      <style:text-properties fo:font-style="normal" fo:font-weight="normal" officeooo:rsid="00369575" style:font-style-asian="normal" style:font-weight-asian="normal" style:font-style-complex="normal" style:font-weight-complex="normal"/>
    </style:style>
    <style:style style:name="T41" style:family="text">
      <style:text-properties fo:font-style="normal" fo:font-weight="normal" officeooo:rsid="003793a2" style:font-style-asian="normal" style:font-weight-asian="normal" style:font-style-complex="normal" style:font-weight-complex="normal"/>
    </style:style>
    <style:style style:name="T42" style:family="text">
      <style:text-properties fo:font-style="normal" fo:font-weight="normal" officeooo:rsid="0038aa86" style:font-style-asian="normal" style:font-weight-asian="normal" style:font-style-complex="normal" style:font-weight-complex="normal"/>
    </style:style>
    <style:style style:name="T43" style:family="text">
      <style:text-properties fo:font-style="normal" fo:font-weight="normal" officeooo:rsid="008d8c7d" style:font-style-asian="normal" style:font-weight-asian="normal" style:font-style-complex="normal" style:font-weight-complex="normal"/>
    </style:style>
    <style:style style:name="T44" style:family="text">
      <style:text-properties fo:font-style="normal" fo:font-weight="normal" officeooo:rsid="008e9d9f" style:font-style-asian="normal" style:font-weight-asian="normal" style:font-style-complex="normal" style:font-weight-complex="normal"/>
    </style:style>
    <style:style style:name="T45" style:family="text">
      <style:text-properties fo:font-style="normal" fo:font-weight="normal" officeooo:rsid="008eef5f" style:font-style-asian="normal" style:font-weight-asian="normal" style:font-style-complex="normal" style:font-weight-complex="normal"/>
    </style:style>
    <style:style style:name="T46" style:family="text">
      <style:text-properties fo:font-style="normal" fo:font-weight="normal" officeooo:rsid="008fce1c" style:font-style-asian="normal" style:font-weight-asian="normal" style:font-style-complex="normal" style:font-weight-complex="normal"/>
    </style:style>
    <style:style style:name="T47" style:family="text">
      <style:text-properties fo:font-style="normal" fo:font-weight="normal" officeooo:rsid="00909320" style:font-style-asian="normal" style:font-weight-asian="normal" style:font-style-complex="normal" style:font-weight-complex="normal"/>
    </style:style>
    <style:style style:name="T48" style:family="text">
      <style:text-properties fo:font-style="normal" fo:font-weight="normal" officeooo:rsid="00958ccb" style:font-style-asian="normal" style:font-weight-asian="normal" style:font-style-complex="normal" style:font-weight-complex="normal"/>
    </style:style>
    <style:style style:name="T49" style:family="text">
      <style:text-properties fo:font-style="normal" fo:font-weight="normal" officeooo:rsid="00269203" style:font-style-asian="normal" style:font-weight-asian="normal" style:font-style-complex="normal" style:font-weight-complex="normal"/>
    </style:style>
    <style:style style:name="T50" style:family="text">
      <style:text-properties fo:font-style="normal" fo:font-weight="normal" officeooo:rsid="0096ebcb" style:font-style-asian="normal" style:font-weight-asian="normal" style:font-style-complex="normal" style:font-weight-complex="normal"/>
    </style:style>
    <style:style style:name="T51" style:family="text">
      <style:text-properties fo:font-style="normal" fo:font-weight="normal" officeooo:rsid="0097faf0" style:font-style-asian="normal" style:font-weight-asian="normal" style:font-style-complex="normal" style:font-weight-complex="normal"/>
    </style:style>
    <style:style style:name="T52" style:family="text">
      <style:text-properties fo:font-style="normal" fo:font-weight="bold" officeooo:rsid="00958ccb" style:font-style-asian="normal" style:font-weight-asian="bold" style:font-style-complex="normal" style:font-weight-complex="bold"/>
    </style:style>
    <style:style style:name="T53" style:family="text">
      <style:text-properties officeooo:rsid="0038c7b0"/>
    </style:style>
    <style:style style:name="T54" style:family="text">
      <style:text-properties officeooo:rsid="003cf606"/>
    </style:style>
    <style:style style:name="T55" style:family="text">
      <style:text-properties officeooo:rsid="00437bde"/>
    </style:style>
    <style:style style:name="T56" style:family="text">
      <style:text-properties officeooo:rsid="004b714e"/>
    </style:style>
    <style:style style:name="T57" style:family="text">
      <style:text-properties officeooo:rsid="004c9660"/>
    </style:style>
    <style:style style:name="T58" style:family="text">
      <style:text-properties officeooo:rsid="004e0e9a"/>
    </style:style>
    <style:style style:name="T59" style:family="text">
      <style:text-properties officeooo:rsid="005058f9"/>
    </style:style>
    <style:style style:name="T60" style:family="text">
      <style:text-properties officeooo:rsid="00614799"/>
    </style:style>
    <style:style style:name="T61" style:family="text">
      <style:text-properties officeooo:rsid="006a1fa4"/>
    </style:style>
    <style:style style:name="T62" style:family="text">
      <style:text-properties officeooo:rsid="006e1d3e"/>
    </style:style>
    <style:style style:name="T63" style:family="text">
      <style:text-properties officeooo:rsid="006e9d36"/>
    </style:style>
    <style:style style:name="T64" style:family="text">
      <style:text-properties officeooo:rsid="007372cf"/>
    </style:style>
    <style:style style:name="T65" style:family="text">
      <style:text-properties officeooo:rsid="00885bc6"/>
    </style:style>
    <style:style style:name="T66" style:family="text">
      <style:text-properties officeooo:rsid="00a4d9e6"/>
    </style:style>
    <style:style style:name="T67" style:family="text">
      <style:text-properties officeooo:rsid="00ab23ac"/>
    </style:style>
    <style:style style:name="T68" style:family="text">
      <style:text-properties officeooo:rsid="00adfdc7"/>
    </style:style>
    <style:style style:name="T69" style:family="text">
      <style:text-properties officeooo:rsid="00bb5f7f"/>
    </style:style>
    <style:style style:name="T70" style:family="text">
      <style:text-properties officeooo:rsid="00c17ef0"/>
    </style:style>
    <style:style style:name="T71" style:family="text">
      <style:text-properties officeooo:rsid="00cb11fc"/>
    </style:style>
    <style:style style:name="T72" style:family="text">
      <style:text-properties officeooo:rsid="00d0dd48"/>
    </style:style>
    <style:style style:name="T73" style:family="text">
      <style:text-properties officeooo:rsid="00d73f7a"/>
    </style:style>
    <style:style style:name="T74" style:family="text">
      <style:text-properties officeooo:rsid="00d82117"/>
    </style:style>
    <style:style style:name="T75" style:family="text">
      <style:text-properties officeooo:rsid="00d9c635"/>
    </style:style>
    <style:style style:name="T76" style:family="text">
      <style:text-properties officeooo:rsid="00da2838"/>
    </style:style>
    <style:style style:name="T77" style:family="text">
      <style:text-properties officeooo:rsid="00dbff0e"/>
    </style:style>
    <style:style style:name="T78" style:family="text">
      <style:text-properties officeooo:rsid="00dd65f7"/>
    </style:style>
    <style:style style:name="T79" style:family="text">
      <style:text-properties officeooo:rsid="00e7a812"/>
    </style:style>
    <style:style style:name="T80" style:family="text">
      <style:text-properties officeooo:rsid="00f0330d"/>
    </style:style>
    <style:style style:name="T81" style:family="text">
      <style:text-properties officeooo:rsid="00f102cb"/>
    </style:style>
    <style:style style:name="T82" style:family="text">
      <style:text-properties officeooo:rsid="00f437c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T3">All code used for the results in the report is in the module </text:span><text:span text:style-name="T4">pleased.py</text:span><text:span text:style-name="T6">. Docstrings indicate the date and purpose of each function.</text:span></text:p>
      <text:h text:style-name="P63" text:outline-level="2">Data extraction</text:h>
      <text:p text:style-name="P4">All readings are down-sampled to 1Hz, unless they are already 1Hz. The data is read directly from the text files, as the Matlab files appear to be incorrect in a few cases.</text:p>
      <text:p text:style-name="P9"><text:span text:style-name="T14"><text:s/>Datapoints are taken as one datapoint for each plant and each stimulus application. Most experiments involve two plants, so each stimulus application usually yields two datapoints. Each datapoint is a window on the readings of the plant from both electrodes with a length of 2000 samples, about 30 minutes. An additional 600 samples (10 minutes) are taken from </text:span><text:span text:style-name="T16">before</text:span><text:span text:style-name="T22"> the stimulus application. This is done so the data can be used for eliminating linear trends. </text:span><text:span text:style-name="T23">Before feature extraction </text:span><text:span text:style-name="T24">or plotting</text:span><text:span text:style-name="T22">, this </text:span><text:span text:style-name="T19">pre-stimulus</text:span><text:span text:style-name="T37"> data is removed from each datapoint, leaving only the </text:span><text:span text:style-name="T19">post-stimulus</text:span><text:span text:style-name="T37"> data.</text:span></text:p>
      <text:p text:style-name="P8"><text:span text:style-name="T7">Null </text:span><text:span text:style-name="T38">data is data where no stimulus is </text:span><text:span text:style-name="T40">occurring.</text:span><text:span text:style-name="T38"> This data is always taken from windows 10 minutes after the experiment starts, but prior to the first stimulus application. The window length is the same as in the stimulus data (2000 samples) and 600 samples from before the start point are taken as 'pre-stimulus' data, meaning the </text:span><text:span text:style-name="T39">null </text:span><text:span text:style-name="T38">data is in the exact same format as the stimulus data.</text:span></text:p>
      <text:p text:style-name="P8"><text:span text:style-name="T41">Before classification or plotting of data, the datasets are balanced by oversampling, where rare classes are duplicated such that each class has the same number of datapoints. </text:span><text:span text:style-name="T42">The balancing is guaranteed to be as possible, each datapoint within a class will be duplicated either n or n+1 times, so no datapoint is over-represented within each class.</text:span></text:p>
      <text:h text:style-name="P54" text:outline-level="1">2014-07-11</text:h>
      <text:h text:style-name="P64" text:outline-level="2">Basic class separation</text:h>
      <text:p text:style-name="P5">The plots below are separated by LDA with a minimum of pre-processing, comprised of taking the average of the two electrode readings and removing any pre-stimulus data.</text:p>
      <text:p text:style-name="P3"><text:span text:style-name="T13">Performing a simple separation <text:s/>of the classes ozone, H2SO4 and null using minimal pre-processing gives good results, especially for separating H2SO4 (</text:span><text:span text:style-name="T13"><text:sequence-ref text:reference-format="value" text:ref-name="refFigure0">1</text:sequence-ref></text:span><text:span text:style-name="T13">). The separation is so good that it may be worth investigating if there is information in the data unrelated to the stimulus applications.</text:span></text:p>
      <text:p text:style-name="P5"><text:soft-page-break/><draw:frame draw:style-name="fr1" draw:name="Frame3" text:anchor-type="as-char" svg:width="17cm" draw:z-index="4"><draw:text-box fo:min-height="12.811cm"><text:p text:style-name="Figure"><draw:frame draw:style-name="fr4" draw:name="graphics3" text:anchor-type="paragraph" svg:width="17cm" svg:height="12.811cm" draw:z-index="5"><draw:image xlink:href="Pictures/100002010000032C0000026484DD089C.png" xlink:type="simple" xlink:show="embed" xlink:actuate="onLoad"/></draw:frame>Figure <text:sequence text:ref-name="refFigure0" text:name="Figure" text:formula="ooow:Figure+1" style:num-format="1">1</text:sequence></text:p></draw:text-box></draw:frame></text:p>
      <text:p text:style-name="P34"><text:span text:style-name="T56">T</text:span>he separation <text:span text:style-name="T57">is</text:span> very good despite no<text:span text:style-name="T58"> feature</text:span> <text:span text:style-name="T58">extraction</text:span>, <text:span text:style-name="T57">so </text:span>it's possible this model is overfitting.</text:p>
      <text:p text:style-name="P34">This <text:span text:style-name="T60">can be</text:span> checked by splitting the dataset into training and validation sets. <text:span text:style-name="T59">The plants are split</text:span> 75:25 and then t<text:span text:style-name="T59">he datapoints are extracted</text:span>. The same plant will never <text:span text:style-name="T59">be</text:span> in both training and validation sets, so the chance of bias via the plant or experiment is reduced.</text:p>
      <text:p text:style-name="P34">The LDA is trained on the training set of data, then both the training and validation sets are plotted <text:span text:style-name="T55">(</text:span><text:sequence-ref text:reference-format="value" text:ref-name="refFigure1">2</text:sequence-ref><text:span text:style-name="T55">). The result is much messier (there are also many outliers that are not visible in the plot), but the general projection is similar. This indicates that there is serious overfitting, but some small amount structure is still being recognized.</text:span></text:p>
      <text:p text:style-name="P34"><text:soft-page-break/><draw:frame draw:style-name="fr1" draw:name="Frame4" text:anchor-type="as-char" svg:width="17cm" draw:z-index="7"><draw:text-box fo:min-height="12.811cm"><text:p text:style-name="Figure"><draw:frame draw:style-name="fr4" draw:name="graphics4" text:anchor-type="paragraph" svg:width="17cm" svg:height="12.811cm" draw:z-index="9"><draw:image xlink:href="Pictures/100002010000032C000002641EA48116.png" xlink:type="simple" xlink:show="embed" xlink:actuate="onLoad"/></draw:frame>Figure <text:sequence text:ref-name="refFigure1" text:name="Figure" text:formula="ooow:Figure+1" style:num-format="1">2</text:sequence></text:p></draw:text-box></draw:frame></text:p>
      <text:h text:style-name="P65" text:outline-level="2"><text:span text:style-name="T54">Class separation</text:span> of null data</text:h>
      <text:p text:style-name="P1">If null data can be classified by experiment <text:span text:style-name="T53">source</text:span> well, this suggests that there is information in the data to discriminate between experiments, not just between stimulus. This information may come from the plants or from the environment of the experiment.</text:p>
      <text:p text:style-name="P2"><text:bookmark-start text:name="__DdeLink__13_1363576129"/><text:span text:style-name="T1">Separating null data alone appears to give a fairly good separation between different experiment</text:span><text:bookmark-end text:name="__DdeLink__13_1363576129"/><text:span text:style-name="T1"> types (</text:span><text:span text:style-name="T1"><text:sequence-ref text:reference-format="value" text:ref-name="refFigure2">3</text:sequence-ref></text:span><text:span text:style-name="T1">). The ozone data from different experiments are not very well separated. The class called 'Ozone' is from tomatoes and 'ozone-cabbage' is (obviously) from cabbages. The same is true for 'H2SO4' and 'H2SO4cabbage', which are very well separated. This seems to suggest the separation is not strongly related to the differences between the plants, but instead to the experimental environment. </text:span><text:soft-page-break/><text:span text:style-name="T1"><draw:frame draw:style-name="fr2" draw:name="Frame1" text:anchor-type="as-char" svg:y="-12.795cm" svg:width="17cm" draw:z-index="10"><draw:text-box fo:min-height="11.095cm"><text:p text:style-name="Figure"><draw:frame draw:style-name="fr4" draw:name="graphics1" text:anchor-type="paragraph" svg:width="17cm" svg:height="12.818cm" draw:z-index="21"><draw:image xlink:href="Pictures/100002010000042500000320AF28D4FC.png" xlink:type="simple" xlink:show="embed" xlink:actuate="onLoad"/></draw:frame>Figure <text:sequence text:ref-name="refFigure2" text:name="Figure" text:formula="ooow:Figure+1" style:num-format="1">3</text:sequence></text:p></draw:text-box></draw:frame></text:span></text:p>
      <text:p text:style-name="P2"><text:span text:style-name="T2">When this is plotted alongside ozone and H2SO4 stimulus data, the separation is still fairly clear (</text:span><text:span text:style-name="T2"><text:sequence-ref text:reference-format="value" text:ref-name="refFigure3">4</text:sequence-ref></text:span><text:span text:style-name="T2">), on a similar magnitude to the separation between stimuli. <text:s/>H2SO4 is clearly distinguished from all null data, including null-H2SO4 data. The ozone data is less well separated from null and is not very easy to distinguish from null-ozone at all. In particular, the separation between 'ozone' and 'null ozone-cabbage' is very low. This suggests additional features should be found that can better distinguish ozone from null-ozone.</text:span></text:p>
      <text:p text:style-name="P6"><text:soft-page-break/><draw:frame draw:style-name="fr1" draw:name="Frame2" text:anchor-type="as-char" svg:width="17cm" draw:z-index="0"><draw:text-box fo:min-height="10.319cm"><text:p text:style-name="Figure"><draw:frame draw:style-name="fr4" draw:name="graphics2" text:anchor-type="paragraph" svg:width="17cm" svg:height="11.735cm" draw:z-index="20"><draw:image xlink:href="Pictures/1000020100000580000003CC1FCD75B1.png" xlink:type="simple" xlink:show="embed" xlink:actuate="onLoad"/></draw:frame>Figure <text:sequence text:ref-name="refFigure3" text:name="Figure" text:formula="ooow:Figure+1" style:num-format="1">4</text:sequence></text:p></draw:text-box></draw:frame></text:p>
      <text:h text:style-name="P66" text:outline-level="2">Eliminating experiment bias</text:h>
      <text:p text:style-name="P7">Removing the bias that appears to exist from each experiment could be done (as it is in the report Pleased D2.2) by subtracting the mean of the null data for each experiment from every datapoint from that experiment. This subtraction should occur as a final stage after feature extraction, as some features (such as variance) are independent of the mean of the original data.</text:p>
      <text:p text:style-name="P11">It will also be worth seeing if linear de-trending will effect the bias.</text:p>
      <text:p text:style-name="P12">To test if the bias is being reduced, we can look at both the null classification and performance on validation data. We would expect data with less experimental bias to perform worse at null classification and we would also expect it to perform better on validation data (as the validation data is from different experiments, the experimental bias becomes useless).</text:p>
      <text:h text:style-name="P55" text:outline-level="1">2014-07-14</text:h>
      <text:h text:style-name="P67" text:outline-level="2">Scaling of features by LDA</text:h>
      <text:p text:style-name="P10">In order to better investigate which features are important with the LDA, they can be plotted as a graph where one axis is the feature number and the other axis indicates the amount of scaling squared along that feature performed by the LDA when projecting the data. The results of performing this on the minimally-processed readings is shown in figure <text:sequence-ref text:reference-format="value" text:ref-name="refFigure4">5</text:sequence-ref>. <text:span text:style-name="T61">As can be seen, there's no obvious patterns except generally larger values at the start, perhaps suggesting the spike at the beginning of the data is important. Otherwise, this seems to be more of evidence of over-fitting, finding random patterns in the data that only occur due to chance and the large number of dimensions.</text:span></text:p>
      <text:h text:style-name="P68" text:outline-level="2"><draw:frame draw:style-name="fr3" draw:name="Frame5" text:anchor-type="paragraph" svg:width="17cm" draw:z-index="1"><draw:text-box fo:min-height="12.811cm"><text:p text:style-name="Figure"><draw:frame draw:style-name="fr5" draw:name="graphics5" text:anchor-type="paragraph" svg:x="0.004cm" svg:y="0.002cm" svg:width="17cm" style:rel-width="100%" svg:height="12.811cm" style:rel-height="scale" draw:z-index="2"><draw:image xlink:href="Pictures/100002010000032C000002647ACAC434.png" xlink:type="simple" xlink:show="embed" xlink:actuate="onLoad"/></draw:frame>Figure <text:sequence text:ref-name="refFigure4" text:name="Figure" text:formula="ooow:Figure+1" style:num-format="1">5</text:sequence></text:p></draw:text-box></draw:frame><text:soft-page-break/></text:h>
      <text:h text:style-name="P68" text:outline-level="2">Linear <text:span text:style-name="T64">de-trending</text:span></text:h>
      <text:p text:style-name="P13"><text:span text:style-name="T63">In order to eliminate bias, I implemented linear de-trending. This is done by using readings from before each stimulus window, performing linear regression on that and then subtracting the extrapolated line from the entire window. This way, any linear trends present before the stimulus occurs are eliminated. After de-trending, the pre-stimulus data is removed</text:span><text:span text:style-name="T26">. </text:span><text:span text:style-name="T27">The results are shown in </text:span><text:span text:style-name="T31">figures</text:span><text:span text:style-name="T27"> </text:span><text:span text:style-name="T27"><text:sequence-ref text:reference-format="value" text:ref-name="refFigure5">6</text:sequence-ref></text:span><text:span text:style-name="T27"> </text:span><text:span text:style-name="T30">and </text:span><text:span text:style-name="T32"><text:sequence-ref text:reference-format="value" text:ref-name="refFigure6">7</text:sequence-ref></text:span><text:span text:style-name="T27">. </text:span><text:span text:style-name="T28">The validation data set is still classified poorly </text:span><text:span text:style-name="T33">(perhaps ozone is a little better?)</text:span><text:span text:style-name="T28"> and the null data set is still classified by experiment well, so linear </text:span><text:span text:style-name="T29">de-trending</text:span><text:span text:style-name="T28"> doesn't appear to reduce experimental bias </text:span><text:span text:style-name="T34">very effectively.</text:span></text:p>
      <text:p text:style-name="P14"><text:soft-page-break/><draw:frame draw:style-name="fr1" draw:name="Frame6" text:anchor-type="as-char" svg:width="17cm" draw:z-index="6"><draw:text-box fo:min-height="12.811cm"><text:p text:style-name="Figure"><draw:frame draw:style-name="fr4" draw:name="graphics6" text:anchor-type="paragraph" svg:width="17cm" svg:height="12.811cm" draw:z-index="11"><draw:image xlink:href="Pictures/100002010000032C000002645934D9EA.png" xlink:type="simple" xlink:show="embed" xlink:actuate="onLoad"/></draw:frame>Figure <text:sequence text:ref-name="refFigure5" text:name="Figure" text:formula="ooow:Figure+1" style:num-format="1">6</text:sequence></text:p></draw:text-box></draw:frame><draw:frame draw:style-name="fr1" draw:name="Frame7" text:anchor-type="as-char" svg:width="17cm" draw:z-index="12"><draw:text-box fo:min-height="6.595cm"><text:p text:style-name="Figure"><draw:frame draw:style-name="fr4" draw:name="graphics7" text:anchor-type="paragraph" svg:width="17cm" svg:height="11.89cm" draw:z-index="13"><draw:image xlink:href="Pictures/1000020100000454000003073A461FC1.png" xlink:type="simple" xlink:show="embed" xlink:actuate="onLoad"/></draw:frame>Figure <text:sequence text:ref-name="refFigure6" text:name="Figure" text:formula="ooow:Figure+1" style:num-format="1">7</text:sequence></text:p></draw:text-box></draw:frame></text:p>
      <text:h text:style-name="P69" text:outline-level="2"><text:soft-page-break/>Basic feature extraction</text:h>
      <text:p text:style-name="P18"><text:span text:style-name="T65">Features extracted were </text:span><text:span text:style-name="T5">mean(x)</text:span><text:span text:style-name="T8">, </text:span><text:span text:style-name="T5">mean(abs(diff(x)))</text:span><text:span text:style-name="T8">, and </text:span><text:span text:style-name="T5">mean(abs(diff(diff(x)))</text:span><text:span text:style-name="T8">, representing the average value of the data, the average rate of change in the data and the average rate of change of the changes. </text:span><text:span text:style-name="T9">The results for the training set are shown in figure </text:span><text:span text:style-name="T6"><text:sequence-ref text:reference-format="value" text:ref-name="refFigure7">8</text:sequence-ref></text:span><text:span text:style-name="T9"> and the results for both training and validation sets are shown in figure </text:span><text:span text:style-name="T9"><text:sequence-ref text:reference-format="value" text:ref-name="refFigure8">9</text:sequence-ref></text:span><text:span text:style-name="T9">. </text:span><text:span text:style-name="T10">It can be seen that the data has been separated fairly well, although the null data continues to intrude on the ozone. In particular, the validation set </text:span><text:span text:style-name="T20">also</text:span><text:span text:style-name="T43"> gives very similar results, indicating that these features are </text:span><text:span text:style-name="T46">mostly independent of the </text:span><text:span text:style-name="T47">source </text:span><text:span text:style-name="T46">experiment</text:span><text:span text:style-name="T43">.</text:span></text:p>
      <text:p text:style-name="P18"><text:span text:style-name="T43">The significance of each feature can be seen in figure </text:span><text:span text:style-name="T43"><text:sequence-ref text:reference-format="value" text:ref-name="refFigure9">10</text:sequence-ref></text:span><text:span text:style-name="T43">, showing that the differential means are quite important, but the regular mean isn't. Although the readings aren't normalized, </text:span><text:span text:style-name="T44">they are</text:span><text:span text:style-name="T43"> de-trended, which tends to mean the </text:span><text:span text:style-name="T45">readings</text:span><text:span text:style-name="T43"> </text:span><text:span text:style-name="T45">all </text:span><text:span text:style-name="T43">start around zero. This could be the reason that the mean is not very informative.</text:span></text:p>
      <text:p text:style-name="P19"><text:span text:style-name="T48">Using a different set of features based on the variance, </text:span><text:span text:style-name="T52">var(x), var(diff(x)) </text:span><text:span text:style-name="T48">and </text:span><text:span text:style-name="T52">var(diff(diff(x))) </text:span><text:span text:style-name="T48">gives similar results (</text:span><text:span text:style-name="T49"><text:sequence-ref text:reference-format="value" text:ref-name="refFigure10">11</text:sequence-ref></text:span><text:span text:style-name="T48">). </text:span><text:span text:style-name="T50">The significance of features is also the same, </text:span><text:span text:style-name="T51">normal</text:span><text:span text:style-name="T50"> variance is not distinctive, but the differentials are.</text:span></text:p>
      <text:p text:style-name="P15"><draw:frame draw:style-name="fr1" draw:name="Frame8" text:anchor-type="as-char" svg:width="17cm" draw:z-index="14"><draw:text-box fo:min-height="12.811cm"><text:p text:style-name="Figure"><draw:frame draw:style-name="fr5" draw:name="graphics8" text:anchor-type="paragraph" svg:x="0.004cm" svg:y="0.002cm" svg:width="17cm" style:rel-width="100%" svg:height="12.811cm" style:rel-height="scale" draw:z-index="15"><draw:image xlink:href="Pictures/100002010000032C00000264EBE09E29.png" xlink:type="simple" xlink:show="embed" xlink:actuate="onLoad"/></draw:frame>Figure <text:sequence text:ref-name="refFigure7" text:name="Figure" text:formula="ooow:Figure+1" style:num-format="1">8</text:sequence></text:p></draw:text-box></draw:frame><text:soft-page-break/><draw:frame draw:style-name="fr1" draw:name="Frame9" text:anchor-type="as-char" svg:width="17cm" draw:z-index="16"><draw:text-box fo:min-height="12.811cm"><text:p text:style-name="Figure"><draw:frame draw:style-name="fr5" draw:name="graphics9" text:anchor-type="paragraph" svg:x="0.004cm" svg:y="0.002cm" svg:width="17cm" style:rel-width="100%" svg:height="12.811cm" style:rel-height="scale" draw:z-index="17"><draw:image xlink:href="Pictures/100002010000032C0000026472DA526A.png" xlink:type="simple" xlink:show="embed" xlink:actuate="onLoad"/></draw:frame>Figure <text:sequence text:ref-name="refFigure8" text:name="Figure" text:formula="ooow:Figure+1" style:num-format="1">9</text:sequence></text:p></draw:text-box></draw:frame><text:soft-page-break/><draw:frame draw:style-name="fr1" draw:name="Frame10" text:anchor-type="as-char" svg:width="17cm" draw:z-index="26"><draw:text-box fo:min-height="12.811cm"><text:p text:style-name="Figure"><draw:frame draw:style-name="fr4" draw:name="graphics10" text:anchor-type="paragraph" svg:width="17cm" svg:height="12.811cm" draw:z-index="27"><draw:image xlink:href="Pictures/100002010000032C000002645BC3858D.png" xlink:type="simple" xlink:show="embed" xlink:actuate="onLoad"/></draw:frame>Figure <text:sequence text:ref-name="refFigure9" text:name="Figure" text:formula="ooow:Figure+1" style:num-format="1">10</text:sequence></text:p></draw:text-box></draw:frame><text:soft-page-break/><draw:frame draw:style-name="fr1" draw:name="Frame11" text:anchor-type="as-char" svg:width="17cm" draw:z-index="18"><draw:text-box fo:min-height="12.811cm"><text:p text:style-name="Figure"><draw:frame draw:style-name="fr5" draw:name="graphics11" text:anchor-type="paragraph" svg:x="0.004cm" svg:y="0.002cm" svg:width="17cm" style:rel-width="100%" svg:height="12.811cm" style:rel-height="scale" draw:z-index="19"><draw:image xlink:href="Pictures/100002010000032C00000264B097C2BC.png" xlink:type="simple" xlink:show="embed" xlink:actuate="onLoad"/></draw:frame>Figure <text:sequence text:ref-name="refFigure10" text:name="Figure" text:formula="ooow:Figure+1" style:num-format="1">11</text:sequence></text:p></draw:text-box></draw:frame></text:p>
      <text:h text:style-name="P56" text:outline-level="1">2014-07-15</text:h>
      <text:h text:style-name="P70" text:outline-level="2">Ozone pulse data</text:h>
      <text:p text:style-name="P20">The PLEASED dataset was updated to include new ozone data where ozone was applied at different intervals. Reading this in was a pain because the directory structure is different and there's only one plant instead of two, but it's done now.</text:p>
      <text:p text:style-name="P20">The new data gives a lot of extra null data and several new ozone readings. In general, the plants don't seem extremely responsive to ozone, with only slight peaks at each application.</text:p>
      <text:h text:style-name="P71" text:outline-level="2">Feature ensemble</text:h>
      <text:p text:style-name="P21"><text:span text:style-name="T66">Continuing on from plotting basic features, using a set of features derived from both the deliverable and third year project: </text:span><text:span text:style-name="T11">the mean and variance features described above, the Hjorth mobility, Hjorth complexity, skewness and kurtosis. The results are in figures </text:span><text:span text:style-name="T6"><text:sequence-ref text:reference-format="value" text:ref-name="refFigure11">12</text:sequence-ref></text:span><text:span text:style-name="T6"> </text:span><text:span text:style-name="T12">and </text:span><text:span text:style-name="T6"><text:sequence-ref text:reference-format="value" text:ref-name="refFigure12">13</text:sequence-ref></text:span><text:span text:style-name="T6">.</text:span></text:p>
      <text:p text:style-name="P17">These give an improved separation on the simple features, but there is still a very indistinct boundary between ozone and null. The most important features appear to be the differentials and to a lesser extent the two Hjorth features.</text:p>
      <text:p text:style-name="P16"><text:soft-page-break/><draw:frame draw:style-name="fr1" draw:name="Frame12" text:anchor-type="as-char" svg:width="17cm" draw:z-index="22"><draw:text-box fo:min-height="12.811cm"><text:p text:style-name="Figure"><draw:frame draw:style-name="fr5" draw:name="graphics12" text:anchor-type="paragraph" svg:x="0.004cm" svg:y="0.002cm" svg:width="17cm" style:rel-width="100%" svg:height="12.811cm" style:rel-height="scale" draw:z-index="23"><draw:image xlink:href="Pictures/100002010000032C0000026448F5BD60.png" xlink:type="simple" xlink:show="embed" xlink:actuate="onLoad"/></draw:frame>Figure <text:sequence text:ref-name="refFigure11" text:name="Figure" text:formula="ooow:Figure+1" style:num-format="1">12</text:sequence></text:p></draw:text-box></draw:frame><draw:frame draw:style-name="fr1" draw:name="Frame13" text:anchor-type="as-char" svg:width="17cm" draw:z-index="28"><draw:text-box fo:min-height="8.006cm"><text:p text:style-name="Figure"><draw:frame draw:style-name="fr5" draw:name="graphics13" text:anchor-type="paragraph" svg:x="0.004cm" svg:y="0.002cm" svg:width="17cm" style:rel-width="100%" svg:height="8.006cm" style:rel-height="scale" draw:z-index="29"><draw:image xlink:href="Pictures/100002010000051E00000269C4E96442.png" xlink:type="simple" xlink:show="embed" xlink:actuate="onLoad"/></draw:frame>Figure <text:sequence text:ref-name="refFigure12" text:name="Figure" text:formula="ooow:Figure+1" style:num-format="1">13</text:sequence></text:p></draw:text-box></draw:frame></text:p>
      <text:h text:style-name="P72" text:outline-level="2">Noise extraction</text:h>
      <text:p text:style-name="P22">I attempted to extract the low-level variation in the signal by calculating a moving average (across 100 samples) on the data and subtracting the averaged signal from the original signal. <text:span text:style-name="T67">Separating</text:span> this on its own is a total mess (figure <text:span text:style-name="T3"><text:sequence-ref text:reference-format="value" text:ref-name="refFigure13">14</text:sequence-ref></text:span><text:span text:style-name="T3">), but it may be possible there are other identifiable features (such as in the frequency domain).</text:span></text:p>
      <text:p text:style-name="P23"><text:soft-page-break/><text:span text:style-name="T68">Using the same noise extraction with the feature ensemble described above, a fairly similar separation is achieved (</text:span><text:span text:style-name="T68"><text:sequence-ref text:reference-format="value" text:ref-name="refFigure14">15</text:sequence-ref></text:span><text:span text:style-name="T68">) to the feature ensemble. The significance of features is also very similar to figure </text:span><text:span text:style-name="T68"><text:sequence-ref text:reference-format="value" text:ref-name="refFigure12">13</text:sequence-ref></text:span><text:span text:style-name="T68">. This suggests that the features we are detecting in the feature ensemble are also present in the low-level noise data.</text:span><text:span text:style-name="T68"><draw:frame draw:style-name="fr1" draw:name="Frame14" text:anchor-type="as-char" svg:width="17cm" draw:z-index="40"><draw:text-box fo:min-height="12.811cm"><text:p text:style-name="Figure"><draw:frame draw:style-name="fr5" draw:name="graphics14" text:anchor-type="paragraph" svg:x="0.004cm" svg:y="0.002cm" svg:width="17cm" style:rel-width="100%" svg:height="12.811cm" style:rel-height="scale" draw:z-index="41"><draw:image xlink:href="Pictures/100002010000032C00000264B54A1E78.png" xlink:type="simple" xlink:show="embed" xlink:actuate="onLoad"/></draw:frame>Figure <text:sequence text:ref-name="refFigure13" text:name="Figure" text:formula="ooow:Figure+1" style:num-format="1">14</text:sequence></text:p></draw:text-box></draw:frame></text:span><text:soft-page-break/><draw:frame draw:style-name="fr1" draw:name="Frame15" text:anchor-type="as-char" svg:width="17cm" draw:z-index="24"><draw:text-box fo:min-height="12.811cm"><text:p text:style-name="Figure"><draw:frame draw:style-name="fr5" draw:name="graphics15" text:anchor-type="paragraph" svg:x="0.004cm" svg:y="0.002cm" svg:width="17cm" style:rel-width="100%" svg:height="12.811cm" style:rel-height="scale" draw:z-index="25"><draw:image xlink:href="Pictures/100002010000032C000002640D811E9C.png" xlink:type="simple" xlink:show="embed" xlink:actuate="onLoad"/></draw:frame>Figure <text:sequence text:ref-name="refFigure14" text:name="Figure" text:formula="ooow:Figure+1" style:num-format="1">15</text:sequence></text:p></draw:text-box></draw:frame></text:p>
      <text:h text:style-name="P57" text:outline-level="1">2014-07-16</text:h>
      <text:h text:style-name="P73" text:outline-level="2">Electrode channels</text:h>
      <text:p text:style-name="P29">Previously, all plots averaged the electrode channels. Instead, I tried performing all operations on them separately (de-trending, feature extraction etc.). The results were generally similar to the average, suggesting there is not much extra information between the channels.</text:p>
      <text:p text:style-name="P29">I also tried taking the difference of the two channels and operating on that. Ideally, this should give the 'local' stimuli on a plant – stimuli that is impacting one electrode more than the other or a delayed propagation. In practice, the results were not very good, even after mixing up feature ensemble, noise extraction and raw data plots.</text:p>
      <text:h text:style-name="P74" text:outline-level="2">Fourier transform</text:h>
      <text:p text:style-name="P24">Separating the data by performing a Fourier transform, on both the original and noise-extracted data gave very poor results.</text:p>
      <text:h text:style-name="P58" text:outline-level="1">2014-07-17</text:h>
      <text:h text:style-name="P75" text:outline-level="2">Sparse Discriminant Analysis</text:h>
      <text:p text:style-name="P25"><text:span text:style-name="T69">I attempted to separate the minimally-processed data using sparse discriminant analysis as </text:span><text:soft-page-break/><text:span text:style-name="T69">implemented in the SpaSM MATLAB library. SDA is well-suited to datasets where the number of dimensions is more than the number of samples, because it uses an additional constraint to reduce the number of features used (many are reduced to a coefficient of zero).</text:span></text:p>
      <text:p text:style-name="P26"><text:span text:style-name="T70">The results are not as good as regular LDA (</text:span><text:span text:style-name="T70"><text:sequence-ref text:reference-format="value" text:ref-name="refFigure15">16</text:sequence-ref></text:span><text:span text:style-name="T70">). In particular, the validation set is not well separated, indicating that this method is (surprisingly) not reducing over-fitting. </text:span></text:p>
      <text:p text:style-name="P26"><text:span text:style-name="T70">Of particular notice is that because many features are reduced to zero, plotting the scaling of each feature gives much more informative results (</text:span><text:span text:style-name="T70"><text:sequence-ref text:reference-format="value" text:ref-name="refFigure16">17</text:sequence-ref></text:span><text:span text:style-name="T70">). This makes it very clear that the most relevant features are at the initial stimulus 'spike'. Although this initial spike is informative, it may not reflect real-life data well and perhaps should be removed.</text:span></text:p>
      <text:p text:style-name="P30">SDA has many tuning parameters that should be looked into (such as reducing the number of relevant features even further). Here, half the features are still being used, which is still 1000 features!</text:p>
      <text:p text:style-name="P26"><text:span text:style-name="T70"><draw:frame draw:style-name="fr1" draw:name="Frame16" text:anchor-type="as-char" svg:width="17cm" draw:z-index="30"><draw:text-box fo:min-height="12.811cm"><text:p text:style-name="P36"><draw:frame draw:style-name="fr5" draw:name="graphics16" text:anchor-type="paragraph" svg:x="0.004cm" svg:y="0.002cm" svg:width="17cm" style:rel-width="100%" svg:height="12.811cm" style:rel-height="scale" draw:z-index="31"><draw:image xlink:href="Pictures/100002010000032C0000026469947B47.png" xlink:type="simple" xlink:show="embed" xlink:actuate="onLoad"/></draw:frame>Figure <text:sequence text:ref-name="refFigure15" text:name="Figure" text:formula="ooow:Figure+1" style:num-format="1">16</text:sequence></text:p></draw:text-box></draw:frame></text:span><text:soft-page-break/><text:span text:style-name="T70"><draw:frame draw:style-name="fr1" draw:name="Frame17" text:anchor-type="as-char" svg:width="17cm" draw:z-index="32"><draw:text-box fo:min-height="12.811cm"><text:p text:style-name="Figure"><draw:frame draw:style-name="fr5" draw:name="graphics17" text:anchor-type="paragraph" svg:x="0.004cm" svg:y="0.002cm" svg:width="17cm" style:rel-width="100%" svg:height="12.811cm" style:rel-height="scale" draw:z-index="33"><draw:image xlink:href="Pictures/100002010000032C0000026424922607.png" xlink:type="simple" xlink:show="embed" xlink:actuate="onLoad"/></draw:frame>Figure <text:sequence text:ref-name="refFigure16" text:name="Figure" text:formula="ooow:Figure+1" style:num-format="1">17</text:sequence></text:p></draw:text-box></draw:frame></text:span></text:p>
      <text:h text:style-name="P59" text:outline-level="1">2014-07-24</text:h>
      <text:h text:style-name="P76" text:outline-level="2">SDA separation with 50 features</text:h>
      <text:p text:style-name="P27">Next, I tried separating the data using just 50 features, which is much less than the number of datapoints and therefore should seriously reduce overfitting. The results (<text:sequence-ref text:reference-format="value" text:ref-name="refFigure17">18</text:sequence-ref>, <text:sequence-ref text:reference-format="value" text:ref-name="refFigure18">19</text:sequence-ref>) give poor results, but suggest the most important data is at the beginning of the window, plus two significant regions, one at 3 minutes and another at roughly 1<text:span text:style-name="T71">7 minutes, which seems to coincide with where the plant windows start increasing and where they peak.</text:span></text:p>
      <text:h text:style-name="P77" text:outline-level="2">Conclusions on overfitting and raw data as a feature</text:h>
      <text:p text:style-name="P28">With so many samples and comparatively few datapoints, using the raw data alone is prone to considerable overfitting. The results from SDA, validation sets and plotting null data seem to indicate that <text:span text:style-name="T15">most</text:span><text:span text:style-name="T21"> of the separation achieved with the raw data is actually overfitting and therefore the raw data alone cannot separate the data. On the other hand, calculating some simple features (on the raw data and on the noise) gives similar results with much lower overfitting. The next step is to investigate more sophisticated feature extraction methods (Fourier, wavelets) and use SDA to identify which features are important.</text:span></text:p>
      <text:h text:style-name="P60" text:outline-level="1"><text:soft-page-break/><text:span text:style-name="T63"><draw:frame draw:style-name="fr1" draw:name="Frame18" text:anchor-type="as-char" svg:width="17cm" draw:z-index="34"><draw:text-box fo:min-height="12.811cm"><text:p text:style-name="P37"><draw:frame draw:style-name="fr6" draw:name="Image1" text:anchor-type="paragraph" svg:width="17cm" style:rel-width="100%" svg:height="12.811cm" style:rel-height="scale" draw:z-index="35"><draw:image xlink:href="Pictures/100002010000032C000002645DDEF9F6.png" xlink:type="simple" xlink:show="embed" xlink:actuate="onLoad"/></draw:frame>Figure <text:sequence text:ref-name="refFigure17" text:name="Figure" text:formula="ooow:Figure+1" style:num-format="1">18</text:sequence></text:p></draw:text-box></draw:frame></text:span><text:soft-page-break/><text:span text:style-name="T63"><draw:frame draw:style-name="fr1" draw:name="Frame19" text:anchor-type="as-char" svg:width="17cm" draw:z-index="36"><draw:text-box fo:min-height="12.811cm"><text:p text:style-name="Figure"><draw:frame draw:style-name="fr6" draw:name="Image2" text:anchor-type="paragraph" svg:width="17cm" style:rel-width="100%" svg:height="12.811cm" style:rel-height="scale" draw:z-index="37"><draw:image xlink:href="Pictures/100002010000032C00000264DC8469E1.png" xlink:type="simple" xlink:show="embed" xlink:actuate="onLoad"/></draw:frame>Figure <text:sequence text:ref-name="refFigure18" text:name="Figure" text:formula="ooow:Figure+1" style:num-format="1">19</text:sequence></text:p></draw:text-box></draw:frame></text:span></text:h>
      <text:h text:style-name="P78" text:outline-level="2">Wavelets</text:h>
      <text:p text:style-name="P31">Simply performing LDA on the wavelet transform (with all results concatenated) gave poor results. The software now plots wavelet transforms in script generate.py, which can be inspected to search for patterns within or between classes. <text:span text:style-name="T72">It may be a good idea to analyze individual features of the wavelets. Doing this to the noise gave good results above and the Haar wavelet behaves similarly.</text:span></text:p>
      <text:p text:style-name="P33"><text:soft-page-break/><draw:frame draw:style-name="fr1" draw:name="Frame20" text:anchor-type="as-char" svg:width="17cm" draw:z-index="38"><draw:text-box fo:min-height="12.811cm"><text:p text:style-name="Figure"><draw:frame draw:style-name="fr4" draw:name="Image3" text:anchor-type="paragraph" svg:width="17cm" svg:height="12.811cm" draw:z-index="39"><draw:image xlink:href="Pictures/100002010000032C00000264BFE953B6.png" xlink:type="simple" xlink:show="embed" xlink:actuate="onLoad"/></draw:frame>Figure <text:sequence text:ref-name="refFigure19" text:name="Figure" text:formula="ooow:Figure+1" style:num-format="1">20</text:sequence></text:p></draw:text-box></draw:frame></text:p>
      <text:p text:style-name="P33">Running the feature ensemble over every level of the wavelet gives impressive results <text:span text:style-name="T77">(</text:span><text:span text:style-name="T77"><text:sequence-ref text:reference-format="value" text:ref-name="refFigure19">20</text:sequence-ref></text:span><text:span text:style-name="T77">)</text:span>, demonstrating a clear <text:span text:style-name="T78">and similar</text:span> separation in the training <text:span text:style-name="T78">and</text:span> validation data.</text:p>
      <text:p text:style-name="P50">The significance of each feature by SDA (<text:sequence-ref text:reference-format="value" text:ref-name="refFigure20">21</text:sequence-ref>) indicates that kurtosis and the Hjorth mobility are the most important features at multiple levels. <text:span text:style-name="T79">The kurtosis is typically used in probability distributions. A high kurtosis indicates a steeper peak, while a low kurtosis is a more rounded peak. In this context, the kurtosis must be describing the general shape of the signal. The fact this is important on multiple levels using SDA suggests that each level's kurtosis is giving useful and </text:span><text:span text:style-name="T18">different </text:span><text:span text:style-name="T35">information about the shape of the signal. </text:span></text:p>
      <text:p text:style-name="P50"><text:span text:style-name="T36">In</text:span><text:span text:style-name="T79"> terms of wavelet levels, most of thefeatures are being selected from the high frequency data (especially levels 6-8). The low frequency data is less important, except for level 0. This might be because very broad information about the signal can be inferred at that level, while levels 1-5 don't offer much additional information.</text:span></text:p>
      <text:p text:style-name="P33"><draw:frame draw:style-name="fr3" draw:name="Frame21" text:anchor-type="paragraph" svg:width="17cm" draw:z-index="3"><draw:text-box fo:min-height="6.422cm"><text:p text:style-name="Figure"><draw:frame draw:style-name="fr6" draw:name="Image4" text:anchor-type="paragraph" svg:width="17cm" style:rel-width="100%" svg:height="6.422cm" style:rel-height="scale" draw:z-index="8"><draw:image xlink:href="Pictures/100002010000067900000272AD68F147.png" xlink:type="simple" xlink:show="embed" xlink:actuate="onLoad"/></draw:frame>Figure <text:sequence text:ref-name="refFigure20" text:name="Figure" text:formula="ooow:Figure+1" style:num-format="1">21</text:sequence></text:p></draw:text-box></draw:frame><text:soft-page-break/></text:p>
      <text:h text:style-name="P61" text:outline-level="1">2014-07-29</text:h>
      <text:h text:style-name="P79" text:outline-level="2">Derivatives</text:h>
      <text:p text:style-name="P32">Smoothing the data (with moving average size 100), taking the first derivative of each electrode <text:span text:style-name="T73">and then subtracting the mean gives interesting results. Subtracting the mean from the first derivative is essentially the same as eliminating linear trends</text:span></text:p>
      <text:p text:style-name="P32">The correlation between H2SO4 electrodes is generally very high and in some cases there is a delay. The cross-correlation could be used to calculate this delay, which may characterize H2SO4. </text:p>
      <text:p text:style-name="P32">The null data also exhibits correlation, so correlation probably cannot distinguish a stimulus from null.</text:p>
      <text:p text:style-name="P32">Ozone appears to exhibit two very obvious properties in the derivative plots. First, one electrode experiences a steep decline shortly after stimulus application, while the other electrode does not (or it is much lesser). Otherwise, the two electrodes appear to be correlated and sometimes anticorrelated (where they move in opposite directions).</text:p>
      <text:p text:style-name="P51">To test the anticorrelation in ozone, I tried plotting the data as above, <text:span text:style-name="T74">but using the absolute value.</text:span> <text:span text:style-name="T75">T</text:span>aking the absolute means that the anticorrelated features in the ozone are now correlated. <text:span text:style-name="T76">Taking the absolute values means some windows are more correlated and some less, while somewhat improving ozone correlation. The correlation of both these transformations should be investigated.</text:span></text:p>
      <text:h text:style-name="P62" text:outline-level="1">2014-07-30</text:h>
      <text:h text:style-name="P80" text:outline-level="2">Cross-correlation</text:h>
      <text:p text:style-name="P52">The data is cross-correlated and plotted. The maximum of the cross-correlation plot indicates the delay between the two signals, so it is usually towards the middle of the plot. Some of the electrode channels repeat themselves (autocorrelate), which means there are often multiple peaks in the cross-correlated plots. To prevent huge time delays being detected a Hanning window is applied to the result which emphasizes central maximums.</text:p>
      <text:p text:style-name="P52">Performing SDA separation on the cross-correlation plots alone <text:span text:style-name="T81">(with and without windowing) and on the maximum index of these plots (the time delay)</text:span> gives very poor results, <text:span text:style-name="T82">so these properties are either insignificant or too noisy to be of use.</text:span></text:p>
      <text:h text:style-name="P60" text:outline-level="1"><text:soft-page-break/><text:span text:style-name="T63">T</text:span>o-do</text:h>
      <text:list xml:id="list2429318959499592324" text:style-name="L1">
        <text:list-item>
          <text:p text:style-name="P39">Eliminate experiment bias</text:p>
          <text:list>
            <text:list-item>
              <text:p text:style-name="P39">Subtract null from data</text:p>
              <text:list>
                <text:list-item>
                  <text:p text:style-name="P40">Might require serious restructure/clever use of pipelines</text:p>
                </text:list-item>
                <text:list-item>
                  <text:p text:style-name="P38"><text:span text:style-name="T62">Very careful not to </text:span><text:span text:style-name="T17">introduce</text:span><text:span text:style-name="T25"> bias!</text:span></text:p>
                </text:list-item>
              </text:list>
            </text:list-item>
          </text:list>
        </text:list-item>
        <text:list-item>
          <text:p text:style-name="P41">Feature extraction</text:p>
          <text:list>
            <text:list-item>
              <text:p text:style-name="P42">Investigate low-level features in noise</text:p>
            </text:list-item>
            <text:list-item>
              <text:p text:style-name="P43">Windowed features</text:p>
            </text:list-item>
            <text:list-item>
              <text:p text:style-name="P43">Pyramid scale-space windows</text:p>
            </text:list-item>
            <text:list-item>
              <text:p text:style-name="P44">Wavelets</text:p>
            </text:list-item>
            <text:list-item>
              <text:p text:style-name="P45">Difference between electrodes</text:p>
            </text:list-item>
          </text:list>
        </text:list-item>
        <text:list-item>
          <text:p text:style-name="P46">Plot feature extraction of datapoints (e.g. plot all Fourier transforms)</text:p>
        </text:list-item>
        <text:list-item>
          <text:p text:style-name="P47">Quantify quality of LDA via distance between means</text:p>
        </text:list-item>
        <text:list-item>
          <text:p text:style-name="P48">Perform LDA (PCA?) on transposed dataset separated by class</text:p>
          <text:list>
            <text:list-item>
              <text:p text:style-name="P48">Will yield values indicating variance of each feature within each class</text:p>
            </text:list-item>
          </text:list>
        </text:list-item>
        <text:list-item>
          <text:p text:style-name="P49">Consider classification on smaller windows across length of stimulus applic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1T10:40:08</meta:creation-date>
    <dc:date>2014-07-30T14:56:41.346312806</dc:date>
    <meta:editing-duration>P1DT2H33M7S</meta:editing-duration>
    <meta:editing-cycles>197</meta:editing-cycles>
    <meta:generator>LibreOffice/4.2.4.2$Linux_X86_64 LibreOffice_project/420m0$Build-2</meta:generator>
    <meta:document-statistic meta:table-count="0" meta:image-count="21" meta:object-count="0" meta:page-count="21" meta:paragraph-count="119" meta:word-count="2670" meta:character-count="16587" meta:non-whitespace-character-count="14034"/>
  </office:meta>
</office:document-meta>
</file>